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90f77" officeooo:paragraph-rsid="00090f77" style:font-size-asian="12.25pt" style:font-weight-asian="bold" style:font-size-complex="14pt" style:font-weight-complex="bold"/>
    </style:style>
    <style:style style:name="P2" style:family="paragraph" style:parent-style-name="Standard">
      <style:paragraph-properties fo:text-align="end" style:justify-single-word="false"/>
      <style:text-properties fo:font-size="14pt" style:text-underline-style="solid" style:text-underline-width="auto" style:text-underline-color="font-color" fo:font-weight="bold" officeooo:rsid="00090f77" officeooo:paragraph-rsid="00090f77" style:font-size-asian="12.25pt" style:font-weight-asian="bold" style:font-size-complex="14pt" style:font-weight-complex="bold"/>
    </style:style>
    <style:style style:name="P3" style:family="paragraph" style:parent-style-name="Standard">
      <style:paragraph-properties fo:text-align="justify" style:justify-single-word="false"/>
      <style:text-properties fo:font-size="14pt" style:text-underline-style="none" fo:font-weight="bold" officeooo:rsid="00090f77" officeooo:paragraph-rsid="00090f77" style:font-size-asian="12.25pt" style:font-weight-asian="bold" style:font-size-complex="14pt" style:font-weight-complex="bold"/>
    </style:style>
    <style:style style:name="P4" style:family="paragraph" style:parent-style-name="Standard">
      <style:paragraph-properties fo:text-align="justify" style:justify-single-word="false"/>
      <style:text-properties fo:font-size="12pt" style:text-underline-style="none" fo:font-weight="normal" officeooo:rsid="00090f77" officeooo:paragraph-rsid="00090f77"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style:text-underline-style="none" fo:font-weight="normal" officeooo:rsid="0009db0f" officeooo:paragraph-rsid="0009db0f"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font-size="12pt" style:text-underline-style="none" fo:font-weight="normal" officeooo:rsid="000bf24b" officeooo:paragraph-rsid="000bf24b"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font-size="12pt" style:text-underline-style="none" fo:font-weight="normal" officeooo:rsid="0009db0f" officeooo:paragraph-rsid="000bf24b"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fo:font-size="12pt" style:text-underline-style="none" fo:font-weight="bold" officeooo:rsid="00090f77" officeooo:paragraph-rsid="00090f77" style:font-size-asian="10.5pt" style:font-weight-asian="bold" style:font-size-complex="12pt" style:font-weight-complex="bold"/>
    </style:style>
    <style:style style:name="P9" style:family="paragraph" style:parent-style-name="Standard">
      <style:paragraph-properties fo:text-align="justify" style:justify-single-word="false"/>
      <style:text-properties fo:font-size="12pt" style:text-underline-style="none" fo:font-weight="bold" officeooo:rsid="0009db0f" officeooo:paragraph-rsid="0009db0f" style:font-size-asian="10.5pt" style:font-weight-asian="bold" style:font-size-complex="12pt" style:font-weight-complex="bold"/>
    </style:style>
    <style:style style:name="P10"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0bf24b" officeooo:paragraph-rsid="000bf24b"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officeooo:paragraph-rsid="00090f77"/>
    </style:style>
    <style:style style:name="P12" style:family="paragraph" style:parent-style-name="Standard">
      <style:paragraph-properties fo:text-align="justify" style:justify-single-word="false"/>
      <style:text-properties officeooo:paragraph-rsid="0009db0f"/>
    </style:style>
    <style:style style:name="P13" style:family="paragraph" style:parent-style-name="Standard">
      <style:paragraph-properties fo:text-align="justify" style:justify-single-word="false"/>
      <style:text-properties style:text-underline-style="none" fo:font-weight="normal" officeooo:rsid="0009db0f" officeooo:paragraph-rsid="0009db0f" style:font-weight-asian="normal" style:font-weight-complex="normal"/>
    </style:style>
    <style:style style:name="P14" style:family="paragraph" style:parent-style-name="Standard">
      <style:paragraph-properties fo:text-align="justify" style:justify-single-word="false"/>
      <style:text-properties fo:font-weight="normal" officeooo:rsid="0009db0f" officeooo:paragraph-rsid="0009db0f" style:font-weight-asian="normal" style:font-weight-complex="normal"/>
    </style:style>
    <style:style style:name="P15" style:family="paragraph" style:parent-style-name="Standard">
      <style:paragraph-properties fo:text-align="justify" style:justify-single-word="false"/>
      <style:text-properties officeooo:rsid="00090f77" officeooo:paragraph-rsid="00090f77"/>
    </style:style>
    <style:style style:name="P16" style:family="paragraph" style:parent-style-name="Standard">
      <style:paragraph-properties fo:text-align="justify" style:justify-single-word="false"/>
      <style:text-properties officeooo:rsid="0009db0f" officeooo:paragraph-rsid="0009db0f"/>
    </style:style>
    <style:style style:name="P17" style:family="paragraph" style:parent-style-name="Standard">
      <style:paragraph-properties fo:text-align="justify" style:justify-single-word="false"/>
      <style:text-properties fo:font-weight="bold" officeooo:rsid="0009db0f" officeooo:paragraph-rsid="0009db0f" style:font-weight-asian="bold" style:font-weight-complex="bold"/>
    </style:style>
    <style:style style:name="P18" style:family="paragraph" style:parent-style-name="Standard">
      <style:paragraph-properties fo:text-align="justify" style:justify-single-word="false"/>
      <style:text-properties fo:font-weight="bold" officeooo:rsid="0009db0f" officeooo:paragraph-rsid="000bf24b" style:font-weight-asian="bold" style:font-weight-complex="bold"/>
    </style:style>
    <style:style style:name="T1" style:family="text">
      <style:text-properties fo:font-size="14pt" style:text-underline-style="none" fo:font-weight="bold" style:font-size-asian="12.25pt" style:font-weight-asian="bold" style:font-size-complex="14pt" style:font-weight-complex="bold"/>
    </style:style>
    <style:style style:name="T2" style:family="text">
      <style:text-properties fo:font-size="14pt" style:text-underline-style="none" fo:font-weight="bold" officeooo:rsid="00090f77" style:font-size-asian="12.25pt" style:font-weight-asian="bold" style:font-size-complex="14pt" style:font-weight-complex="bold"/>
    </style:style>
    <style:style style:name="T3" style:family="text">
      <style:text-properties fo:font-weight="normal" officeooo:rsid="0009db0f" style:font-weight-asian="normal" style:font-weight-complex="normal"/>
    </style:style>
    <style:style style:name="T4" style:family="text">
      <style:text-properties fo:font-size="12pt" style:text-underline-style="none" fo:font-weight="normal" style:font-size-asian="10.5pt" style:font-weight-asian="normal" style:font-size-complex="12pt" style:font-weight-complex="normal"/>
    </style:style>
    <style:style style:name="T5" style:family="text">
      <style:text-properties fo:font-size="12pt" style:text-underline-style="none" fo:font-weight="normal" officeooo:rsid="0009db0f" style:font-size-asian="10.5pt" style:font-weight-asian="normal"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Leví Isaac Hernández Sapón</text:p>
      <text:p text:style-name="P2">201930693</text:p>
      <text:p text:style-name="P2"/>
      <text:p text:style-name="P1">Manual técnico</text:p>
      <text:p text:style-name="P1"/>
      <text:p text:style-name="P3">Clases Ventana:</text:p>
      <text:p text:style-name="P4">Estas clases contienen como atributos todos los componentes que se utilizan en la interfaz como es el caso de Jlabel, Jbutton, Jpanel, JtextField, JtextArea, JcomboBox, JradioButton, etc.</text:p>
      <text:p text:style-name="P4"/>
      <text:p text:style-name="P8">Métodos:</text:p>
      <text:p text:style-name="P4">Contiene métodos constructores para la inicialización de componentes, getters para los manejadores y métodos para colocar los componentes en la interfaz gráfica.</text:p>
      <text:p text:style-name="P3"/>
      <text:p text:style-name="P3">Clases Manejador:</text:p>
      <text:p text:style-name="P4">Estas clases contienen toda la lógica que será utilizada en las ventanas. Contienen como atributo el nombre de la ventana a la que está asociada esta clase.</text:p>
      <text:p text:style-name="P4"/>
      <text:p text:style-name="P8">Métodos:</text:p>
      <text:p text:style-name="P4">Contiene el método contructor para inicializar su único atributo, distintos métodos vacíos dependiendo de la ventana, puede contener métodos de compra, búsqueda, actualización,listar datos, dependiendo de la ventana.</text:p>
      <text:p text:style-name="P4"/>
      <text:p text:style-name="P3">Clases Archivo:</text:p>
      <text:p text:style-name="P4">Clases sin atributos utilizadas para la carga de datos a archivos binarios. Los datos son: Empleado, Pasaporte, Tarjeta, Avión, Vuelo, AeroPuerto, Aerolinea, entre otros.</text:p>
      <text:p text:style-name="P4"/>
      <text:p text:style-name="P8">Métodos:</text:p>
      <text:p text:style-name="P4">Cada clase contiene únicamente dos métodos estáticos: guardarDato y leerDato. Dependiendo de la clase que sea será la variación de nombre, La Clase ArchivoPasaporte cuenta con un método extra que es el método RenovarPasaporte. Sirve para cambiar la fecha de vencimiento del pasaporte <text:s/>enviado.</text:p>
      <text:p text:style-name="P4"/>
      <text:p text:style-name="P3">Clase GenerarCodigo:</text:p>
      <text:p text:style-name="P4">Clase sin atributos utilizada para generar una cadena de texto de forma aleatoria para contraseñas, usuarios, códigos, etc.</text:p>
      <text:p text:style-name="P4"/>
      <text:p text:style-name="P8">Métodos:</text:p>
      <text:p text:style-name="P4">Contiene dos métodos, un público y uno privado, el método público estático generarCodigo es el encargado de agregar números aleatorios y retorna la cadena de texto, el método privado agregarLetra es llamado por el método anterior y agrega letras con un número aleatorio y retorna la cadena.</text:p>
      <text:p text:style-name="P4"/>
      <text:p text:style-name="P3">Clase Constante:</text:p>
      <text:p text:style-name="P4">Clase que no contiene ningún método y contiene todas las constantes usadas en el programa.</text:p>
      <text:p text:style-name="P4"/>
      <text:p text:style-name="P3">Enums:</text:p>
      <text:p text:style-name="P4">Contiene los distintos enums <text:s/>utilizados en el programa, enums para Sexo, Estado Civil, Estado del vuelo, estado del asiento. No contiene <text:s/>ningún método.</text:p>
      <text:p text:style-name="P4"/>
      <text:p text:style-name="P4"><text:soft-page-break/></text:p>
      <text:p text:style-name="P3">Clase HiloCarga:</text:p>
      <text:p text:style-name="P5">Método que hereda de Thread encargado de la carga de datos. Como atributo contiene un objeto tipo File que <text:s/>es el archivo que se procesa y un Jframe para hacer referencia al espacio en memoria de la ventana de carga.</text:p>
      <text:p text:style-name="P5"/>
      <text:p text:style-name="P17">Métodos:</text:p>
      <text:p text:style-name="P14">Contiene el método heredado run que es el que pone a correr el método vacío leerArchivo.</text:p>
      <text:p text:style-name="P14"/>
      <text:p text:style-name="P12"><text:span text:style-name="T3">El método leerArchivo mediante un ciclo va recorriendo el archivo que fue enviado y verifica qué tipo de dato es para hacer las respectivas verificaciones y la carga del dato de la linea que está siendo leída.</text:span></text:p>
      <text:p text:style-name="P14"/>
      <text:p text:style-name="P3">Clase Verificaciones:</text:p>
      <text:p text:style-name="P5">Clase que no contiene ningún atributo y solamente métodos estáticos encargada de verificar la información antes de cargarla a un archivo binario.</text:p>
      <text:p text:style-name="P5"/>
      <text:p text:style-name="P9">Métodos:</text:p>
      <text:p text:style-name="P5">Contiene una gran cantidad de métodos para verificar la información:</text:p>
      <text:p text:style-name="P5"/>
      <text:p text:style-name="P5">MÉTODO aeroPuertoExistente: encargado de retornar true o false si el aeropuerto ya existe.</text:p>
      <text:p text:style-name="P5"/>
      <text:p text:style-name="P5">MÉTODO aeroLineaExistente: retorna true o false si la aerolinea existe en el aeropuerto solicitado.</text:p>
      <text:p text:style-name="P5"/>
      <text:p text:style-name="P5">MËTODO verificarVuelo: retorna true si el vuelo se encuentra en espera y false de lo contrario.</text:p>
      <text:p text:style-name="P5"/>
      <text:p text:style-name="P5">MÉTODO verificarTarjeta: retorna true si la tarjeta ha sido encontrada y false de lo contrario.</text:p>
      <text:p text:style-name="P5"/>
      <text:p text:style-name="P5">MÉTODO gerenteConAeroLinea: retorna true si un gerente ya cuenta con la aerolinea y false de lo contrario.</text:p>
      <text:p text:style-name="P5"/>
      <text:p text:style-name="P5">MÉTODO verificarAvion: retorna true si el avión ha sido encontrado y false de lo contrario.</text:p>
      <text:p text:style-name="P5"/>
      <text:p text:style-name="P5">MÉTODO verificarDistancia: retorna true si se ha encontrado la distancia y false de lo contrario.</text:p>
      <text:p text:style-name="P5"/>
      <text:p text:style-name="P5">MÉTODO verificarGasolina: retorna true si la cantidad de gasolina del avión es la suficiente para recorrer la distancia solicitada y false de lo contrario.</text:p>
      <text:p text:style-name="P5"/>
      <text:p text:style-name="P5">MÉTODO verificarPasaporte: retorna true si el pasaporte ya existe y false de lo contrario.</text:p>
      <text:p text:style-name="P5"/>
      <text:p text:style-name="P5">MÉTODO verificarPasaporteVuelo: retorna true si el pasaporte enviado cuenta con un vuelo ENESPERA y false de lo contrario.</text:p>
      <text:p text:style-name="P5"/>
      <text:p text:style-name="P5">MÉTODO verificarVigencia: retorna true si el pasaporte se encuentra vigente en una fecha en específico y false de lo contrario.</text:p>
      <text:p text:style-name="P5"/>
      <text:p text:style-name="P3">Clase Objeto:</text:p>
      <text:p text:style-name="P5">Clase padre que no contiene ningún dato o método.</text:p>
      <text:p text:style-name="P3"/>
      <text:p text:style-name="P3"><text:soft-page-break/>Clase Asiento:</text:p>
      <text:p text:style-name="P12"><text:span text:style-name="T5">Clase encargada de los asientos del avión, posee dos atributos, noAsiento y EstadoAsiento.</text:span></text:p>
      <text:p text:style-name="P12"><text:span text:style-name="T5"/></text:p>
      <text:p text:style-name="P17">Métodos:</text:p>
      <text:p text:style-name="P14">Método constructor, getters y setters.</text:p>
      <text:p text:style-name="P5"/>
      <text:p text:style-name="P3">Clase Pasillo:</text:p>
      <text:p text:style-name="P5">Clase vacía utilizada para instancias solamente.</text:p>
      <text:p text:style-name="P5"/>
      <text:p text:style-name="P3">Clase Avion:</text:p>
      <text:p text:style-name="P12"><text:span text:style-name="T5">Clase encargada de la creación de aviones, posee distintos atributos como:</text:span></text:p>
      <text:p text:style-name="P12"><text:span text:style-name="T5">Datos tipo String: nombreAeroLinea, aeroPuertoActual.</text:span></text:p>
      <text:p text:style-name="P16"><text:span text:style-name="T4">Datos tipo int: codigoAvion, capacidadPasajeros:</text:span></text:p>
      <text:p text:style-name="P16"><text:span text:style-name="T4">Datos tipo double: gasolinaConsumida, capacidadGasolina, consumoPorMilla.</text:span></text:p>
      <text:p text:style-name="P16"><text:span text:style-name="T4">Datos tipo Objeto: (matriz) objetos.</text:span></text:p>
      <text:p text:style-name="P16"><text:span text:style-name="T4"/></text:p>
      <text:p text:style-name="P17">Métodos:</text:p>
      <text:p text:style-name="P14">Contiene métodos constructores, getters y setters y métodos generarMatriz encargados de crear la matriz de asientos y pasillos dependiendo de las filas y columnas solicitadas por el usuario.</text:p>
      <text:p text:style-name="P5"/>
      <text:p text:style-name="P3">Clase AeroLinea:</text:p>
      <text:p text:style-name="P12"><text:span text:style-name="T5">Clase encargada de la creación de aerolineas, contiene dos atributos, nombreAerolinea, nombreAeropuerto. Ambos de tipo String.</text:span></text:p>
      <text:p text:style-name="P12"><text:span text:style-name="T5"/></text:p>
      <text:p text:style-name="P17">Métodos:</text:p>
      <text:p text:style-name="P14">contiene métodos contructores y métodos getters.</text:p>
      <text:p text:style-name="P13"/>
      <text:p text:style-name="P3">Clase AeroPuerto:</text:p>
      <text:p text:style-name="P6">Clase encargada de la creación de aeropuertos, Contiene tres atributos, nombreAeroPuerto, ciudad y país, todos de tipo String.</text:p>
      <text:p text:style-name="P10"/>
      <text:p text:style-name="P18">Métodos:</text:p>
      <text:p text:style-name="P7">contiene métodos contructores y métodos getters.</text:p>
      <text:p text:style-name="P7"/>
      <text:p text:style-name="P3">Clase Distancia:</text:p>
      <text:p text:style-name="P3"/>
      <text:p text:style-name="P3">Clase Vuelo:</text:p>
      <text:p text:style-name="P3"/>
      <text:p text:style-name="P11"><text:span text:style-name="T2">Clase Persona:</text:span></text:p>
      <text:p text:style-name="P11"><text:span text:style-name="T2"/></text:p>
      <text:p text:style-name="P15"><text:span text:style-name="T1">Clase Empleado</text:span></text:p>
      <text:p text:style-name="P15"><text:span text:style-name="T1"/></text:p>
      <text:p text:style-name="P15"><text:span text:style-name="T1">Clase Administrador:</text:span></text:p>
      <text:p text:style-name="P15"><text:span text:style-name="T1"/></text:p>
      <text:p text:style-name="P15"><text:span text:style-name="T1">Clase Gerente:</text:span></text:p>
      <text:p text:style-name="P15"><text:span text:style-name="T1"/></text:p>
      <text:p text:style-name="P15"><text:soft-page-break/><text:span text:style-name="T1">Clase Operador:</text:span></text:p>
      <text:p text:style-name="P15"><text:span text:style-name="T1"/></text:p>
      <text:p text:style-name="P15"><text:span text:style-name="T1">Clase Pasaporte:</text:span></text:p>
      <text:p text:style-name="P15"><text:span text:style-name="T1"/></text:p>
      <text:p text:style-name="P15"><text:span text:style-name="T1">Clase Reservación:</text:span></text:p>
      <text:p text:style-name="P15"><text:span text:style-name="T1"/></text:p>
      <text:p text:style-name="P15"><text:span text:style-name="T1">Clase Tarjeta:</text:span></text:p>
      <text:p text:style-name="P3"/>
      <text:p text:style-name="P3"/>
      <text:p text:style-name="P3"/>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G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G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17T01:11:33.188074736</meta:creation-date>
    <dc:date>2021-05-17T02:04:45.639113043</dc:date>
    <meta:editing-duration>PT5M1S</meta:editing-duration>
    <meta:editing-cycles>3</meta:editing-cycles>
    <meta:generator>LibreOffice/6.4.7.2$Linux_X86_64 LibreOffice_project/40$Build-2</meta:generator>
    <meta:document-statistic meta:table-count="0" meta:image-count="0" meta:object-count="0" meta:page-count="4" meta:paragraph-count="77" meta:word-count="784" meta:character-count="5273" meta:non-whitespace-character-count="4562"/>
  </office:meta>
</office:document-meta>
</file>